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8080" draw:textarea-horizontal-align="justify" draw:textarea-vertical-align="middle" draw:auto-grow-height="false" fo:min-height="0.74cm" fo:min-width="2.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solid" draw:fill-color="#ff8080" draw:textarea-horizontal-align="justify" draw:textarea-vertical-align="middle" draw:auto-grow-height="false" fo:min-height="0.95cm" fo:min-width="2.9cm"/>
    </style:style>
    <style:style style:name="gr4" style:family="graphic" style:parent-style-name="standard">
      <style:graphic-properties draw:fill="solid" draw:fill-color="#ffd320" draw:textarea-horizontal-align="justify" draw:textarea-vertical-align="middle" draw:auto-grow-height="false" fo:min-height="1.05cm" fo:min-width="1.1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ff8080" draw:textarea-horizontal-align="justify" draw:textarea-vertical-align="middle" draw:auto-grow-height="false" fo:min-height="0.95cm" fo:min-width="3.6cm"/>
    </style:style>
    <style:style style:name="gr7" style:family="graphic" style:parent-style-name="standard">
      <style:graphic-properties draw:fill="solid" draw:fill-color="#ff8080" draw:textarea-horizontal-align="justify" draw:textarea-vertical-align="middle" draw:auto-grow-height="false" fo:min-height="0.95cm" fo:min-width="3.7cm"/>
    </style:style>
    <style:style style:name="gr8" style:family="graphic" style:parent-style-name="standard">
      <style:graphic-properties draw:fill="solid" draw:fill-color="#ff8080" draw:textarea-horizontal-align="justify" draw:textarea-vertical-align="middle" draw:auto-grow-height="false" fo:min-height="0.85cm" fo:min-width="4cm"/>
    </style:style>
    <style:style style:name="gr9" style:family="graphic" style:parent-style-name="standard">
      <style:graphic-properties draw:stroke="none" svg:stroke-color="#000000" draw:fill="none" draw:fill-color="#ffffff" fo:min-height="0.712cm"/>
    </style:style>
    <style:style style:name="gr10" style:family="graphic" style:parent-style-name="standard">
      <style:graphic-properties draw:fill="solid" draw:fill-color="#ffd320" draw:textarea-horizontal-align="justify" draw:textarea-vertical-align="middle" draw:auto-grow-height="false" fo:min-height="0.85cm" fo:min-width="1.65cm"/>
    </style:style>
    <style:style style:name="gr11" style:family="graphic" style:parent-style-name="standard">
      <style:graphic-properties draw:stroke="none" svg:stroke-color="#000000" draw:fill="none" draw:fill-color="#ffffff" fo:min-height="0.9cm"/>
    </style:style>
    <style:style style:name="gr12" style:family="graphic" style:parent-style-name="standard">
      <style:graphic-properties draw:fill="solid" draw:fill-color="#ff8080" draw:textarea-horizontal-align="justify" draw:textarea-vertical-align="middle" draw:auto-grow-height="false" fo:min-height="1.037cm" fo:min-width="3.891cm"/>
    </style:style>
    <style:style style:name="gr13" style:family="graphic" style:parent-style-name="standard">
      <style:graphic-properties draw:fill="solid" draw:fill-color="#99ff99" draw:textarea-horizontal-align="justify" draw:textarea-vertical-align="middle" draw:auto-grow-height="false" fo:min-height="0.85cm" fo:min-width="1.65cm"/>
    </style:style>
    <style:style style:name="gr14" style:family="graphic" style:parent-style-name="standard">
      <style:graphic-properties draw:stroke="none" svg:stroke-color="#000000" draw:fill="none" draw:fill-color="#ffffff" fo:min-height="0.65cm"/>
    </style:style>
    <style:style style:name="gr15" style:family="graphic" style:parent-style-name="standard">
      <style:graphic-properties draw:stroke="none" svg:stroke-color="#000000" draw:fill="none" draw:fill-color="#ffffff" fo:min-height="0.25cm"/>
    </style:style>
    <style:style style:name="gr16" style:family="graphic" style:parent-style-name="standard">
      <style:graphic-properties draw:stroke="none" svg:stroke-color="#000000" draw:fill="none" draw:fill-color="#ffffff" fo:min-height="0.35cm"/>
    </style:style>
    <style:style style:name="gr17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5cm" svg:height="1.2cm" svg:x="9.5cm" svg:y="1.3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2cm" svg:y1="2.5cm" svg:x2="11.2cm" svg:y2="3.3cm">
          <text:p/>
        </draw:line>
        <draw:custom-shape draw:style-name="gr3" draw:text-style-name="P2" draw:layer="layout" svg:width="3.4cm" svg:height="0.7cm" svg:x="9.5cm" svg:y="3.3cm">
          <text:p text:style-name="P1"><text:span text:style-name="T1">Open tracker file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1.296cm" svg:y1="4cm" svg:x2="11.3cm" svg:y2="5cm">
          <text:p/>
        </draw:line>
        <draw:custom-shape draw:style-name="gr4" draw:text-style-name="P2" draw:layer="layout" svg:width="3.1cm" svg:height="2cm" svg:x="9.755cm" svg:y="5cm">
          <text:p text:style-name="P1"><text:span text:style-name="T1">If Status==2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11.3cm" svg:y1="6.9cm" svg:x2="11.3cm" svg:y2="8cm">
          <text:p/>
        </draw:line>
        <draw:line draw:style-name="gr5" draw:text-style-name="P1" draw:layer="layout" svg:x1="9.9cm" svg:y1="6cm" svg:x2="7.3cm" svg:y2="6cm">
          <text:p text:style-name="P1"/>
          <text:p text:style-name="P1">0</text:p>
        </draw:line>
        <draw:line draw:style-name="gr2" draw:text-style-name="P1" draw:layer="layout" svg:x1="15.1cm" svg:y1="6cm" svg:x2="15.3cm" svg:y2="27.8cm">
          <text:p/>
        </draw:line>
        <draw:line draw:style-name="gr2" draw:text-style-name="P1" draw:layer="layout" svg:x1="7.28cm" svg:y1="6.004cm" svg:x2="7.3cm" svg:y2="9.4cm">
          <text:p/>
        </draw:line>
        <draw:custom-shape draw:style-name="gr6" draw:text-style-name="P2" draw:layer="layout" svg:width="4.1cm" svg:height="1.1cm" svg:x="9.3cm" svg:y="8cm">
          <text:p text:style-name="P1"><text:span text:style-name="T1">Re-sampling with</text:span></text:p>
          <text:p text:style-name="P1"><text:span text:style-name="T1"><text:s/></text:span><text:span text:style-name="T1">sox command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1.4cm" svg:y1="12.6cm" svg:x2="11.4cm" svg:y2="15.7cm">
          <text:p/>
        </draw:line>
        <draw:custom-shape draw:style-name="gr7" draw:text-style-name="P3" draw:layer="layout" svg:width="3.8cm" svg:height="1.2cm" svg:x="9.7cm" svg:y="22.5cm">
          <text:p text:style-name="P1"><text:span text:style-name="T2">Use </text:span></text:p>
          <text:p text:style-name="P1"><text:span text:style-name="T2">Lame command</text:span></text:p>
          <text:p text:style-name="P1"><text:span text:style-name="T2">To convert .wav to mp3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1.4cm" svg:y1="11.3cm" svg:x2="11.4cm" svg:y2="12.4cm">
          <text:p/>
        </draw:line>
        <draw:custom-shape draw:style-name="gr8" draw:text-style-name="P2" draw:layer="layout" svg:width="4.5cm" svg:height="1.1cm" svg:x="9.3cm" svg:y="27.2cm">
          <text:p text:style-name="P1"><text:span text:style-name="T1">Files Move to directory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1.4cm" svg:y1="20.7cm" svg:x2="11.4cm" svg:y2="22.5cm">
          <text:p/>
        </draw:line>
        <draw:line draw:style-name="gr2" draw:text-style-name="P1" draw:layer="layout" svg:x1="15.3cm" svg:y1="27.8cm" svg:x2="13.7cm" svg:y2="27.8cm">
          <text:p/>
        </draw:line>
        <draw:custom-shape draw:style-name="gr4" draw:text-style-name="P2" draw:layer="layout" svg:width="3.3cm" svg:height="2.6cm" svg:x="9.8cm" svg:y="12.3cm">
          <text:p text:style-name="P1"><text:span text:style-name="T1">If </text:span></text:p>
          <text:p text:style-name="P1"><text:span text:style-name="T1">audio format==</text:span></text:p>
          <text:p text:style-name="P1"><text:span text:style-name="T1">1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11.3cm" svg:y1="9.1cm" svg:x2="11.3cm" svg:y2="10cm">
          <text:p/>
        </draw:line>
        <draw:line draw:style-name="gr5" draw:text-style-name="P1" draw:layer="layout" svg:x1="7.3cm" svg:y1="9.4cm" svg:x2="11.3cm" svg:y2="9.4cm">
          <text:p text:style-name="P1"/>
          <text:p text:style-name="P1"/>
        </draw:line>
        <draw:frame draw:style-name="gr9" draw:layer="layout" svg:width="2.1cm" svg:height="0.962cm" svg:x="5.9cm" svg:y="16.038cm">
          <draw:text-box>
            <text:p>&gt;48k</text:p>
          </draw:text-box>
        </draw:frame>
        <draw:custom-shape draw:style-name="gr10" draw:text-style-name="P2" draw:layer="layout" svg:width="4.3cm" svg:height="2.2cm" svg:x="9.3cm" svg:y="18.6cm">
          <text:p text:style-name="P1"><text:span text:style-name="T1">If Record mode</text:span></text:p>
          <text:p text:style-name="P1"><text:span text:style-name="T1">==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2" draw:layer="layout" svg:width="4.3cm" svg:height="2.2cm" svg:x="9.3cm" svg:y="15.7cm">
          <text:p text:style-name="P1"><text:span text:style-name="T1">If </text:span></text:p>
          <text:p text:style-name="P1"><text:span text:style-name="T1">sampling rate</text:span></text:p>
          <text:p text:style-name="P1"><text:span text:style-name="T1">&lt;=48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11.4cm" svg:y1="17.9cm" svg:x2="11.4cm" svg:y2="18.6cm">
          <text:p/>
        </draw:line>
        <draw:line draw:style-name="gr5" draw:text-style-name="P1" draw:layer="layout" svg:x1="9.4cm" svg:y1="19.7cm" svg:x2="7cm" svg:y2="19.7cm">
          <text:p text:style-name="P1"/>
          <text:p text:style-name="P1"/>
        </draw:line>
        <draw:line draw:style-name="gr5" draw:text-style-name="P1" draw:layer="layout" svg:x1="9.3cm" svg:y1="16.8cm" svg:x2="3.3cm" svg:y2="16.8cm">
          <text:p text:style-name="P1"/>
          <text:p text:style-name="P1"/>
        </draw:line>
        <draw:line draw:style-name="gr2" draw:text-style-name="P1" draw:layer="layout" svg:x1="7cm" svg:y1="19.7cm" svg:x2="7cm" svg:y2="20.4cm">
          <text:p/>
        </draw:line>
        <draw:frame draw:style-name="gr11" draw:layer="layout" svg:width="0.8cm" svg:height="1.195cm" svg:x="8.1cm" svg:y="18.3cm">
          <draw:text-box>
            <text:p/>
          </draw:text-box>
        </draw:frame>
        <draw:line draw:style-name="gr5" draw:text-style-name="P1" draw:layer="layout" svg:x1="9.8cm" svg:y1="13.6cm" svg:x2="3.3cm" svg:y2="13.6cm">
          <text:p text:style-name="P1"/>
          <text:p text:style-name="P1">0</text:p>
        </draw:line>
        <draw:line draw:style-name="gr2" draw:text-style-name="P1" draw:layer="layout" svg:x1="3.3cm" svg:y1="13.6cm" svg:x2="3.3cm" svg:y2="24cm">
          <text:p/>
        </draw:line>
        <draw:custom-shape draw:style-name="gr12" draw:text-style-name="P3" draw:layer="layout" svg:width="3.391cm" svg:height="1.287cm" svg:x="9.6cm" svg:y="10.013cm">
          <text:p text:style-name="P1"><text:span text:style-name="T2">Use </text:span></text:p>
          <text:p text:style-name="P1"><text:span text:style-name="T2">sndfile-deinterleave</text:span></text:p>
          <text:p text:style-name="P1"><text:span text:style-name="T2">For splitt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4.1cm" svg:height="1.9cm" svg:x="4.9cm" svg:y="20.4cm">
          <text:p text:style-name="P1"><text:span text:style-name="T1">If </text:span></text:p>
          <text:p text:style-name="P1"><text:span text:style-name="T1">channels&lt;=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6.9cm" svg:y1="22.3cm" svg:x2="6.9cm" svg:y2="23.1cm">
          <text:p/>
        </draw:line>
        <draw:line draw:style-name="gr2" draw:text-style-name="P1" draw:layer="layout" svg:x1="6.9cm" svg:y1="23.1cm" svg:x2="9.7cm" svg:y2="23.1cm">
          <text:p/>
        </draw:line>
        <draw:line draw:style-name="gr2" draw:text-style-name="P1" draw:layer="layout" svg:x1="3.3cm" svg:y1="24cm" svg:x2="11.4cm" svg:y2="24cm">
          <text:p/>
        </draw:line>
        <draw:frame draw:style-name="gr14" draw:layer="layout" svg:width="0.9cm" svg:height="0.962cm" svg:x="7.8cm" svg:y="18.9cm">
          <draw:text-box>
            <text:p>1</text:p>
          </draw:text-box>
        </draw:frame>
        <draw:line draw:style-name="gr5" draw:text-style-name="P1" draw:layer="layout" svg:x1="5cm" svg:y1="21.4cm" svg:x2="3.3cm" svg:y2="21.4cm">
          <text:p text:style-name="P1"/>
          <text:p text:style-name="P1"/>
        </draw:line>
        <draw:frame draw:style-name="gr15" draw:layer="layout" svg:width="1.4cm" svg:height="0.962cm" svg:x="3.7cm" svg:y="20.6cm">
          <draw:text-box>
            <text:p>&gt;2</text:p>
          </draw:text-box>
        </draw:frame>
        <draw:custom-shape draw:style-name="gr10" draw:text-style-name="P2" draw:layer="layout" svg:width="4.3cm" svg:height="2.2cm" svg:x="9.5cm" svg:y="24.3cm">
          <text:p text:style-name="P1"><text:span text:style-name="T1">Check for next </text:span></text:p>
          <text:p text:style-name="P1"><text:span text:style-name="T1">part of same fi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11.6cm" svg:y1="23.7cm" svg:x2="11.6cm" svg:y2="24.4cm">
          <text:p/>
        </draw:line>
        <draw:line draw:style-name="gr2" draw:text-style-name="P1" draw:layer="layout" svg:x1="11.6cm" svg:y1="26.5cm" svg:x2="11.6cm" svg:y2="27.2cm">
          <text:p/>
        </draw:line>
        <draw:frame draw:style-name="gr16" draw:text-style-name="P4" draw:layer="layout" svg:width="1.2cm" svg:height="0.729cm" svg:x="11.7cm" svg:y="26.3cm">
          <draw:text-box>
            <text:p text:style-name="P4"><text:span text:style-name="T3">NO</text:span></text:p>
          </draw:text-box>
        </draw:frame>
        <draw:frame draw:style-name="gr16" draw:text-style-name="P4" draw:layer="layout" svg:width="1.5cm" svg:height="0.729cm" svg:x="7.7cm" svg:y="24.8cm">
          <draw:text-box>
            <text:p text:style-name="P4"><text:span text:style-name="T3">YES</text:span></text:p>
          </draw:text-box>
        </draw:frame>
        <draw:line draw:style-name="gr17" draw:text-style-name="P1" draw:layer="layout" svg:x1="12.8cm" svg:y1="6cm" svg:x2="15.1cm" svg:y2="6cm">
          <text:p text:style-name="P1"/>
          <text:p text:style-name="P1">1</text:p>
          <text:p text:style-name="P1"/>
          <text:p text:style-name="P1"/>
        </draw:line>
        <draw:line draw:style-name="gr2" draw:text-style-name="P1" draw:layer="layout" svg:x1="9.5cm" svg:y1="25.4cm" svg:x2="1.9cm" svg:y2="25.4cm">
          <text:p/>
        </draw:line>
        <draw:line draw:style-name="gr2" draw:text-style-name="P1" draw:layer="layout" svg:x1="1.9cm" svg:y1="25.4cm" svg:x2="1.9cm" svg:y2="4.4cm">
          <text:p/>
        </draw:line>
        <draw:line draw:style-name="gr17" draw:text-style-name="P1" draw:layer="layout" svg:x1="1.9cm" svg:y1="4.4cm" svg:x2="11.3cm" svg:y2="4.4cm">
          <text:p text:style-name="P1"/>
          <text:p text:style-name="P1"/>
          <text:p text:style-name="P1"/>
          <text:p text:style-name="P1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.39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9T15:41:51.369000000</meta:creation-date>
    <dc:date>2015-01-19T12:30:11.182386737</dc:date>
    <meta:editing-duration>PT42M29S</meta:editing-duration>
    <meta:editing-cycles>11</meta:editing-cycles>
    <meta:generator>LibreOffice/4.2.7.2$Linux_X86_64 LibreOffice_project/420m0$Build-2</meta:generator>
    <meta:document-statistic meta:object-count="46"/>
  </office:meta>
</office:document-meta>
</file>